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/>
    </style:style>
    <style:style style:name="P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8666in" style:use-optimal-column-width="false"/>
    </style:style>
    <style:style style:name="TableColumn37" style:family="table-column">
      <style:table-column-properties style:column-width="1.7201in" style:use-optimal-column-width="false"/>
    </style:style>
    <style:style style:name="TableColumn38" style:family="table-column">
      <style:table-column-properties style:column-width="1.9097in" style:use-optimal-column-width="false"/>
    </style:style>
    <style:style style:name="Table35" style:family="table">
      <style:table-properties style:width="6.4965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15%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</style:style>
    <style:style style:name="T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4" style:parent-style-name="ОбычныйИнтернет" style:family="paragraph">
      <style:paragraph-properties fo:line-height="150%" fo:text-indent="0.4916in"/>
    </style:style>
    <style:style style:name="T65" style:parent-style-name="Основнойшрифтабзаца" style:family="text">
      <style:text-properties fo:font-weight="bold" style:font-weight-asian="bold" fo:font-size="14pt" style:font-size-asian="14pt"/>
    </style:style>
    <style:style style:name="P66" style:parent-style-name="ОбычныйИнтернет" style:family="paragraph">
      <style:paragraph-properties fo:text-align="justify" fo:margin-top="0in" fo:margin-bottom="0in" fo:line-height="115%" fo:text-indent="0.4916i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71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2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6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7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8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79" style:parent-style-name="ОбычныйИнтернет" style:family="paragraph">
      <style:paragraph-properties fo:text-align="justify" fo:line-height="150%" fo:text-indent="0.4916in"/>
      <style:text-properties fo:font-size="14pt" style:font-size-asian="14pt" fo:language="en" fo:country="US"/>
    </style:style>
    <style:style style:name="P80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81" style:parent-style-name="ОбычныйИнтернет" style:family="paragraph">
      <style:paragraph-properties fo:text-align="justify" fo:line-height="150%" fo:text-indent="0.4916in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line-height="150%" fo:text-indent="0.4916in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line-height="150%" fo:text-indent="0.4916in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ОбычныйИнтернет" style:family="paragraph">
      <style:paragraph-properties fo:text-align="justify" fo:line-height="150%" fo:text-indent="0.4916in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letter-spacing="-0.0027in" fo:font-size="14pt" style:font-size-asian="14pt"/>
    </style:style>
    <style:style style:name="P115" style:parent-style-name="ОбычныйИнтернет" style:family="paragraph">
      <style:paragraph-properties fo:text-align="justify" fo:line-height="150%" fo:text-indent="0.4916in"/>
    </style:style>
    <style:style style:name="T116" style:parent-style-name="Основнойшрифтабзаца" style:family="text">
      <style:text-properties fo:letter-spacing="-0.0027in" fo:font-size="14pt" style:font-size-asian="14pt" fo:language="en" fo:country="US"/>
    </style:style>
    <style:style style:name="T117" style:parent-style-name="Основнойшрифтабзаца" style:family="text">
      <style:text-properties fo:letter-spacing="-0.0027in" fo:font-size="14pt" style:font-size-asian="14pt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1" style:parent-style-name="ОбычныйИнтернет" style:family="paragraph">
      <style:paragraph-properties fo:text-align="justify" fo:line-height="150%" fo:text-indent="0.4916in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P12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7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  <style:text-properties fo:font-size="14pt" style:font-size-asian="14pt" style:font-size-complex="14pt"/>
    </style:style>
    <style:style style:name="P133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  <style:text-properties fo:font-size="14pt" style:font-size-asian="14pt" style:font-size-complex="14pt"/>
    </style:style>
    <style:style style:name="P139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  <style:text-properties fo:font-size="14pt" style:font-size-asian="14pt" style:font-size-complex="14pt"/>
    </style:style>
    <style:style style:name="P143" style:parent-style-name="Текстсноски" style:family="paragraph">
      <style:paragraph-properties fo:margin-top="0.0277in" fo:line-height="108%" fo:text-indent="0.3937in">
        <style:tab-stops>
          <style:tab-stop style:type="left" style:position="0.7875in"/>
        </style:tab-stops>
      </style:paragraph-properties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149" style:family="table-column">
      <style:table-column-properties style:column-width="3.2444in"/>
    </style:style>
    <style:style style:name="TableColumn150" style:family="table-column">
      <style:table-column-properties style:column-width="3.2451in"/>
    </style:style>
    <style:style style:name="Table148" style:family="table">
      <style:table-properties style:width="6.4895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60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61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64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6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6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70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71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Интернет" style:family="paragraph">
      <style:paragraph-properties fo:text-align="justify" fo:line-height="150%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7" style:parent-style-name="ОбычныйИнтернет" style:family="paragraph">
      <style:paragraph-properties fo:text-align="justify" fo:line-height="150%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3" style:parent-style-name="ОбычныйИнтернет" style:family="paragraph">
      <style:paragraph-properties fo:text-align="justify" fo:line-height="150%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8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8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90" style:parent-style-name="ОбычныйИнтернет" style:family="paragraph">
      <style:paragraph-properties fo:text-align="justify" fo:line-height="150%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Интернет" style:family="paragraph">
      <style:paragraph-properties fo:text-align="justify" fo:line-height="150%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9" style:parent-style-name="ОбычныйИнтернет" style:family="paragraph">
      <style:paragraph-properties fo:text-align="justify" fo:line-height="150%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7" style:parent-style-name="ОбычныйИнтернет" style:family="paragraph">
      <style:paragraph-properties fo:text-align="justify" fo:line-height="150%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210" style:parent-style-name="Standard" style:family="paragraph">
      <style:paragraph-properties fo:line-height="115%" fo:text-indent="0.2916in"/>
    </style:style>
    <style:style style:name="T21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2" style:parent-style-name="Standard" style:family="paragraph">
      <style:paragraph-properties fo:text-align="justify" fo:line-height="115%" fo:text-indent="0.4923in"/>
    </style:style>
    <style:style style:name="T213" style:parent-style-name="Основнойшрифтабзаца" style:family="text">
      <style:text-properties fo:font-size="14pt" style:font-size-asian="14pt"/>
    </style:style>
    <style:style style:name="T214" style:parent-style-name="Основнойшрифтабзаца" style:family="text">
      <style:text-properties fo:font-size="14pt" style:font-size-asian="14pt"/>
    </style:style>
    <style:style style:name="T215" style:parent-style-name="Основнойшрифтабзаца" style:family="text">
      <style:text-properties fo:font-size="14pt" style:font-size-asian="14pt"/>
    </style:style>
    <style:style style:name="P216" style:parent-style-name="Standard" style:family="paragraph">
      <style:paragraph-properties fo:text-align="justify" fo:line-height="115%" fo:text-indent="0.4923in"/>
    </style:style>
    <style:style style:name="T217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218" style:parent-style-name="Standard" style:family="paragraph">
      <style:paragraph-properties fo:text-align="justify" fo:line-height="115%" fo:text-indent="0.4923in"/>
    </style:style>
    <style:style style:name="T219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22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221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222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2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1" style:parent-style-name="Standard" style:family="paragraph">
      <style:paragraph-properties fo:text-align="justify" fo:line-height="115%" fo:text-indent="0.4923in"/>
    </style:style>
    <style:style style:name="T392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393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394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39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396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3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0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</text:span><text:span text:style-name="T24">3</text:span></text:p>
      <text:p text:style-name="P25"><text:span text:style-name="T26">по 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7">Представление и обработка целых чисел. Организация ветвящихся процессов</text:span></text:h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ка гр. 9382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Пя С.</text:span></text:p>
          </table:table-cell>
        </table:table-row>
        <table:table-row table:style-name="TableRow47">
          <table:table-cell table:style-name="TableCell48">
            <text:p text:style-name="Standard"><text:span text:style-name="T49">Преподаватель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Ефремов М</text:span><text:span text:style-name="T55">.</text:span><text:span text:style-name="T56">А</text:span><text:span text:style-name="T57">.</text:span></text:p>
          </table:table-cell>
        </table:table-row>
      </table:table>
      <text:p text:style-name="P58"/>
      <text:p text:style-name="P59"/>
      <text:p text:style-name="P60"><text:span text:style-name="T61">Санкт-Петербург</text:span></text:p>
      <text:p text:style-name="P62"><text:span text:style-name="T63">2020</text:span></text:p>
      <text:soft-page-break/>
      <text:p text:style-name="P64"><text:span text:style-name="T65">Цель работы.</text:span></text:p>
      <text:p text:style-name="P66"><text:span text:style-name="T67">Изучить арифметические команды ассемблера, разработать программу, вычисляющую необходимые переменные и углубить свои знания, пиша программу.</text:span></text:p>
      <text:p text:style-name="P68">Задание:</text:p>
      <text:p text:style-name="P69">15 Вариант<text:s/>- 3.5.3</text:p>
      <text:p text:style-name="P70"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text:s/></text:p>
      <text:p text:style-name="P71">/ 7 - 4*i , при a&gt;b</text:p>
      <text:p text:style-name="P72"><text:s/>f3 = &lt;</text:p>
      <text:p text:style-name="P73"><text:s/>\ 8 -6*i , при a&lt;=b</text:p>
      <text:p text:style-name="P74">/ 20 - 4*i , при a&gt;b</text:p>
      <text:p text:style-name="P75"><text:s/>f5 = &lt;</text:p>
      <text:p text:style-name="P76"><text:s/>\ -(6*I - 6), при a&lt;=b</text:p>
      <text:p text:style-name="P77">/ |i1 + i2|, при k=0</text:p>
      <text:p text:style-name="P78"><text:s/>f3 = &lt;</text:p>
      <text:soft-page-break/>
      <text:p text:style-name="P79"><text:s/>\ min(i1,i2), при k/=0</text:p>
      <text:p text:style-name="P80">Ход работы:</text:p>
      <text:p text:style-name="P81"><text:span text:style-name="T82">При разработке<text:s/></text:span><text:span text:style-name="T83">кода не было написано процедур для<text:s/></text:span><text:span text:style-name="T84">f</text:span><text:span text:style-name="T85">1<text:s/></text:span><text:span text:style-name="T86">и<text:s/></text:span><text:span text:style-name="T87">f</text:span><text:span text:style-name="T88">2</text:span><text:span text:style-name="T89">, были выбраны<text:s/></text:span><text:span text:style-name="T90">a</text:span><text:span text:style-name="T91"><text:s/>= 4,<text:s/></text:span><text:span text:style-name="T92">b</text:span><text:span text:style-name="T93"><text:s/>= 5,<text:s/></text:span><text:span text:style-name="T94">i</text:span><text:span text:style-name="T95"><text:s/>= 3,<text:s/></text:span><text:span text:style-name="T96">k</text:span><text:span text:style-name="T97"><text:s/>= 2, но также была рассмотрена программа с другими значениями этих переменных.</text:span></text:p>
      <text:p text:style-name="P98">В ходе выполнения работы были использованы следующие команды<text:s/>арифметических операций:</text:p>
      <text:p text:style-name="P99"><text:span text:style-name="T100">Add</text:span><text:span text:style-name="T101"><text:s/></text:span><text:span text:style-name="T102">– выполняет арифметическое сложение приемника и источ</text:span><text:span text:style-name="T103">ника и помещает сумму в приемник.<text:s/></text:span></text:p>
      <text:p text:style-name="P104"><text:span text:style-name="T105">Sub</text:span><text:span text:style-name="T106"><text:s/></text:span><text:span text:style-name="T107">–</text:span><text:span text:style-name="T108"><text:s/></text:span><text:span text:style-name="T109">в</text:span><text:span text:style-name="T110">ычитает источник из приемника и помещает разность в приемник.</text:span></text:p>
      <text:p text:style-name="P111"><text:span text:style-name="T112">Cmp</text:span><text:span text:style-name="T113"><text:s/>-<text:s/></text:span><text:span text:style-name="T114">сравнивает приемник и источник и устанавливает флаги.</text:span></text:p>
      <text:p text:style-name="P115"><text:span text:style-name="T116">Neg</text:span><text:span text:style-name="T117"><text:s/>-<text:s/></text:span><text:span text:style-name="T118">в</text:span><text:span text:style-name="T119">ыполняет над числом, содержащимся в приемнике, операцию дополнения до двух.</text:span></text:p>
      <text:p text:style-name="P120">В ходе выполнения работы были использованы следующие<text:s/>сдвиговые<text:s/>команды:</text:p>
      <text:p text:style-name="P121"><text:span text:style-name="T122"><text:s text:c="3"/>S</text:span><text:span text:style-name="T123">al</text:span><text:span text:style-name="T124"><text:s/>– выполняет</text:span><text:span text:style-name="T125"><text:s/>арифметический сдвиг влево.</text:span></text:p>
      <text:p text:style-name="P126">В ходе выполнения работы были использованы следующие<text:s/>команды<text:s/>передачи ууправления:</text:p>
      <text:p text:style-name="P127"><text:span text:style-name="T128">Jg</text:span><text:span text:style-name="T129"><text:s/>-</text:span><text:span text:style-name="T130"><text:s/></text:span><text:span text:style-name="T131">переход, если больше (ZF = 0 и SF = OF).</text:span></text:p>
      <text:p text:style-name="P132"/>
      <text:p text:style-name="P133"><text:span text:style-name="T134">Jz</text:span><text:span text:style-name="T135"><text:s/>- п</text:span><text:span text:style-name="T136">ереход, если 0</text:span><text:span text:style-name="T137"><text:s/>(ZF = 1). <text:s text:c="4"/></text:span></text:p>
      <text:p text:style-name="P138"/>
      <text:p text:style-name="P139"><text:span text:style-name="T140">Jl</text:span><text:span text:style-name="T141"><text:s/>- переход, если меньше <text:s text:c="2"/>(SF &lt;&gt; OF). <text:s text:c="2"/></text:span></text:p>
      <text:p text:style-name="P142"><text:s text:c="2"/></text:p>
      <text:p text:style-name="P143"><text:span text:style-name="T144">Jmp</text:span><text:span text:style-name="T145"><text:s/>-<text:s/></text:span><text:span text:style-name="T146">передает управление в другую точку программы.</text:span></text:p>
      <text:soft-page-break/>
      <text:p text:style-name="P147">Тестирование.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Вводные данные</text:p>
          </table:table-cell>
          <table:table-cell table:style-name="TableCell154">
            <text:p text:style-name="P155">Результат</text:p>
          </table:table-cell>
        </table:table-row>
        <table:table-row table:style-name="TableRow156">
          <table:table-cell table:style-name="TableCell157">
            <text:p text:style-name="P158">a = 4</text:p>
            <text:p text:style-name="P159">b = 5</text:p>
            <text:p text:style-name="P160">i = 3</text:p>
            <text:p text:style-name="P161">k = 2</text:p>
          </table:table-cell>
          <table:table-cell table:style-name="TableCell162">
            <text:p text:style-name="P163">i1 = -10 (FFF6)</text:p>
            <text:p text:style-name="P164">i2<text:s/>= -12 (FFF4)</text:p>
            <text:p text:style-name="P165">res = -12 (FFF4)</text:p>
          </table:table-cell>
        </table:table-row>
        <table:table-row table:style-name="TableRow166">
          <table:table-cell table:style-name="TableCell167">
            <text:p text:style-name="P168">a = 5</text:p>
            <text:p text:style-name="P169">b = 4</text:p>
            <text:p text:style-name="P170">i = 3</text:p>
            <text:p text:style-name="P171">k = 0</text:p>
          </table:table-cell>
          <table:table-cell table:style-name="TableCell172">
            <text:p text:style-name="P173"><text:span text:style-name="T174">i1 = <text:s/></text:span><text:span text:style-name="T175">-5<text:s/></text:span><text:span text:style-name="T176">(FFFB)</text:span></text:p>
            <text:p text:style-name="P177"><text:span text:style-name="T178">i</text:span><text:span text:style-name="T179">2</text:span><text:span text:style-name="T180"><text:s/>=<text:s/></text:span><text:span text:style-name="T181"><text:s/>8<text:s/></text:span><text:span text:style-name="T182">(0008)</text:span></text:p>
            <text:p text:style-name="P183"><text:span text:style-name="T184">res = (0003)</text:span></text:p>
          </table:table-cell>
        </table:table-row>
        <table:table-row table:style-name="TableRow185">
          <table:table-cell table:style-name="TableCell186">
            <text:p text:style-name="P187">a = -5</text:p>
            <text:p text:style-name="P188">b = -4</text:p>
            <text:p text:style-name="P189">i = -3</text:p>
            <text:p text:style-name="P190"><text:span text:style-name="T191">k = -1</text:span></text:p>
          </table:table-cell>
          <table:table-cell table:style-name="TableCell192">
            <text:p text:style-name="P193"><text:span text:style-name="T194">i1 = <text:s/>26</text:span><text:span text:style-name="T195"><text:s/></text:span><text:span text:style-name="T196">(</text:span><text:span text:style-name="T197">001</text:span><text:span text:style-name="T198">A)</text:span></text:p>
            <text:p text:style-name="P199"><text:span text:style-name="T200">i</text:span><text:span text:style-name="T201">2</text:span><text:span text:style-name="T202"><text:s/>=<text:s/></text:span><text:span text:style-name="T203"><text:s/></text:span><text:span text:style-name="T204">24</text:span><text:span text:style-name="T205"><text:s/></text:span><text:span text:style-name="T206">(0018)</text:span></text:p>
            <text:p text:style-name="P207"><text:span text:style-name="T208">res = 24 (0018)</text:span></text:p>
          </table:table-cell>
        </table:table-row>
      </table:table>
      <text:p text:style-name="P209"/>
      <text:p text:style-name="P210"><text:span text:style-name="T211">Выводы.</text:span></text:p>
      <text:p text:style-name="P212"><text:span text:style-name="T213">В результате выполнения лабораторной работы был<text:s/></text:span><text:span text:style-name="T214">разработан код для подсчитывания определенных выражений, оптимизировано умножение.<text:s/></text:span><text:span text:style-name="T215">Были улучшены навыки письма в ассемблере.</text:span></text:p>
      <text:soft-page-break/>
      <text:p text:style-name="P216"><text:span text:style-name="T217">Приложение.</text:span></text:p>
      <text:p text:style-name="P218"><text:span text:style-name="T219">Текст файла<text:s/></text:span><text:span text:style-name="T220">LR</text:span><text:span text:style-name="T221">.</text:span><text:span text:style-name="T222">LST</text:span></text:p>
      <text:p text:style-name="P223">__Microsoft (R) Macro Assembler Version 5.10 <text:s text:c="17"/>10/28/20 21:50:0</text:p>
      <text:p text:style-name="P224"><text:s text:c="61"/>Page <text:s text:c="4"/>1-1</text:p>
      <text:p text:style-name="P225"/>
      <text:p text:style-name="P226"/>
      <text:p text:style-name="P227"><text:s/>0000<text:tab/><text:tab/><text:tab/><text:tab/>AStack SEGMENT STACK</text:p>
      <text:p text:style-name="P228"><text:s/>0000 <text:s/>000C[<text:tab/><text:tab/><text:tab/><text:s/>DW 12 DUP(?)</text:p>
      <text:p text:style-name="P229"><text:tab/><text:s text:c="3"/>????<text:tab/><text:tab/><text:tab/></text:p>
      <text:p text:style-name="P230"><text:tab/><text:tab/><text:tab/><text:s/>]<text:tab/></text:p>
      <text:p text:style-name="P231"><text:tab/><text:tab/><text:tab/><text:tab/></text:p>
      <text:p text:style-name="P232"><text:s/>0018<text:tab/><text:tab/><text:tab/><text:tab/>AStack ENDS</text:p>
      <text:p text:style-name="P233"><text:span text:style-name="T234"><text:tab/></text:span><text:span text:style-name="T235"><text:tab/></text:span><text:span text:style-name="T236"><text:tab/></text:span><text:span text:style-name="T237"><text:tab/>;<text:s/></text:span><text:span text:style-name="T238">Данные</text:span><text:span text:style-name="T239"><text:s/></text:span><text:span text:style-name="T240">программы</text:span></text:p>
      <text:p text:style-name="P241"><text:s/>0000<text:tab/><text:tab/><text:tab/><text:tab/>DATA SEGMENT</text:p>
      <text:p text:style-name="P242"><text:s/>0000 <text:s/>0004<text:tab/><text:tab/><text:tab/>a <text:s/>DW 4</text:p>
      <text:p text:style-name="P243"><text:s/>0002 <text:s/>0005<text:tab/><text:tab/><text:tab/>b <text:s/>DW 5</text:p>
      <text:p text:style-name="P244"><text:s/>0004 <text:s/>0003<text:tab/><text:tab/><text:tab/>i <text:s/>DW 3</text:p>
      <text:p text:style-name="P245"><text:s/>0006 <text:s/>0002<text:tab/><text:tab/><text:tab/>k <text:s/>DW 2<text:s/></text:p>
      <text:p text:style-name="P246"><text:s/>0008 <text:s/>0000<text:tab/><text:tab/><text:tab/>i1 <text:s/>DW 0</text:p>
      <text:p text:style-name="P247"><text:s/>000A <text:s/>0000<text:tab/><text:tab/><text:tab/>i2 DW 0</text:p>
      <text:p text:style-name="P248"><text:s/>000C <text:s/>0000<text:tab/><text:tab/><text:tab/>res DW 0</text:p>
      <text:p text:style-name="P249"><text:s/>000E<text:tab/><text:tab/><text:tab/><text:tab/>DATA ENDS</text:p>
      <text:p text:style-name="P250"><text:span text:style-name="T251"><text:tab/></text:span><text:span text:style-name="T252"><text:tab/></text:span><text:span text:style-name="T253"><text:tab/></text:span><text:span text:style-name="T254"><text:tab/>;<text:s/></text:span><text:span text:style-name="T255">Код</text:span><text:span text:style-name="T256"><text:s/></text:span><text:span text:style-name="T257">программы</text:span></text:p>
      <text:p text:style-name="P258"><text:s/>0000<text:tab/><text:tab/><text:tab/><text:tab/>CODE SEGMENT</text:p>
      <text:p text:style-name="P259"><text:tab/><text:tab/><text:tab/><text:tab/><text:s/>ASSUME CS:CODE, DS:DATA, SS:AStack</text:p>
      <text:p text:style-name="P260"><text:span text:style-name="T261"><text:tab/></text:span><text:span text:style-name="T262"><text:tab/></text:span><text:span text:style-name="T263"><text:tab/></text:span><text:span text:style-name="T264"><text:tab/>;<text:s/></text:span><text:span text:style-name="T265">Головная</text:span><text:span text:style-name="T266"><text:s/></text:span><text:span text:style-name="T267">процедура</text:span></text:p>
      <text:p text:style-name="P268"><text:s/>0000<text:tab/><text:tab/><text:tab/><text:tab/>Main PROC FAR</text:p>
      <text:p text:style-name="P269"><text:s/>0000 <text:s/>1E<text:tab/><text:tab/><text:tab/><text:s/>push DS</text:p>
      <text:p text:style-name="P270"><text:s/>0001 <text:s/>2B C0<text:tab/><text:tab/><text:tab/><text:s/>sub AX,AX</text:p>
      <text:p text:style-name="P271"><text:s/>0003 <text:s/>50<text:tab/><text:tab/><text:tab/><text:s/>push AX</text:p>
      <text:p text:style-name="P272"><text:s/>0004 <text:s/>B8 ---- R<text:tab/><text:tab/><text:s/>mov AX, DATA</text:p>
      <text:p text:style-name="P273"><text:s/>0007 <text:s/>8E D8<text:tab/><text:tab/><text:tab/><text:s/>mov DS, AX</text:p>
      <text:p text:style-name="P274"><text:s/>0009 <text:s/>8B 0E 0000 R<text:tab/><text:tab/><text:s/>mov CX, DS:a</text:p>
      <text:p text:style-name="P275"><text:s/>000D <text:s/>8B 16 0002 R<text:tab/><text:tab/><text:s/>mov DX, DS:b</text:p>
      <text:p text:style-name="P276"><text:s/>0011 <text:s/>3B CA<text:tab/><text:tab/><text:tab/><text:s/>cmp CX, DX</text:p>
      <text:p text:style-name="P277"><text:s/>0013 <text:s/>7F 4B<text:tab/><text:tab/><text:tab/><text:s/>jg fst_case</text:p>
      <text:p text:style-name="P278"><text:s/>0015 <text:s/>A1 0004 R<text:tab/><text:tab/><text:s/>mov AX, DS:i</text:p>
      <text:p text:style-name="P279"><text:s/>0018 <text:s/>D1 E0<text:tab/><text:tab/><text:tab/><text:s/>sal AX, 1</text:p>
      <text:p text:style-name="P280"><text:s/>001A <text:s/>D1 E0<text:tab/><text:tab/><text:tab/><text:s/>sal AX, 1</text:p>
      <text:p text:style-name="P281"><text:s/>001C <text:s/>03 06 0004 R<text:tab/><text:tab/><text:s/>add AX, DS:i</text:p>
      <text:p text:style-name="P282"><text:s/>0020 <text:s/>03 06 0004 R<text:tab/><text:tab/><text:s/>add AX, DS:i</text:p>
      <text:p text:style-name="P283"><text:s/>0024 <text:s/>B9 0008<text:tab/><text:tab/><text:tab/><text:s/>mov CX, 8</text:p>
      <text:p text:style-name="P284"><text:s/>0027 <text:s/>2B C8<text:tab/><text:tab/><text:tab/><text:s/>sub CX, AX</text:p>
      <text:p text:style-name="P285"><text:s/>0029 <text:s/>89 0E 0008 R<text:tab/><text:tab/><text:s/>mov DS:i1, CX</text:p>
      <text:p text:style-name="P286"><text:s/>002D <text:s/>2D 0006<text:tab/><text:tab/><text:tab/><text:s/>sub AX, 6</text:p>
      <text:p text:style-name="P287"><text:s/>0030 <text:s/>F7 D8<text:tab/><text:tab/><text:tab/><text:s/>neg AX</text:p>
      <text:p text:style-name="P288"><text:s/>0032 <text:s/>A3 000A R<text:tab/><text:tab/><text:s/>mov DS:i2, AX</text:p>
      <text:p text:style-name="P289"><text:s/>0035 <text:s/>83 3E 0006 R 00<text:tab/><text:tab/><text:s/>cmp DS:k, 0</text:p>
      <text:p text:style-name="P290"><text:s/>003A <text:s/>74 10<text:tab/><text:tab/><text:tab/><text:s/>jz thrd_case</text:p>
      <text:p text:style-name="P291"><text:s/>003C <text:s/>8B 0E 0008 R<text:tab/><text:tab/><text:s/>mov CX, DS:i1</text:p>
      <text:p text:style-name="P292"><text:s/>0040 <text:s/>3B C8<text:tab/><text:tab/><text:tab/><text:s/>cmp CX, AX</text:p>
      <text:p text:style-name="P293"><text:s/>0042 <text:s/>7C 03<text:tab/><text:tab/><text:tab/><text:s/>jl min_case</text:p>
      <text:p text:style-name="P294"><text:s/>0044 <text:s/>EB 3A 90<text:tab/><text:tab/><text:tab/><text:s/>jmp end_case</text:p>
      <text:p text:style-name="P295"><text:tab/><text:tab/><text:tab/><text:tab/></text:p>
      <text:p text:style-name="P296"><text:s/>0047<text:tab/><text:tab/><text:tab/><text:tab/><text:s/>min_case:</text:p>
      <text:p text:style-name="P297"><text:s/>0047 <text:s/>8B C1<text:tab/><text:tab/><text:tab/><text:s text:c="5"/>mov AX, CX</text:p>
      <text:p text:style-name="P298"><text:s/>0049 <text:s/>EB 35 90<text:tab/><text:tab/><text:tab/><text:s text:c="5"/>jmp end_case</text:p>
      <text:p text:style-name="P299"><text:tab/><text:tab/><text:tab/><text:tab/></text:p>
      <text:p text:style-name="P300"><text:s/>004C<text:tab/><text:tab/><text:tab/><text:tab/><text:s/>thrd_case:</text:p>
      <text:p text:style-name="P301"><text:s/>004C <text:s/>A1 0008 R<text:tab/><text:tab/><text:s text:c="5"/>mov AX, DS:i1</text:p>
      <text:p text:style-name="P302">__Microsoft (R) Macro Assembler Version 5.10 <text:s text:c="17"/>10/28/20 21:50:0</text:p>
      <text:p text:style-name="P303"><text:s text:c="61"/>Page <text:s text:c="4"/>1-2</text:p>
      <text:p text:style-name="P304"/>
      <text:p text:style-name="P305"/>
      <text:soft-page-break/>
      <text:p text:style-name="P306"><text:s/>004F <text:s/>03 06 000A R<text:tab/><text:tab/><text:s text:c="5"/>add AX, DS:i2</text:p>
      <text:p text:style-name="P307"><text:s/>0053 <text:s/>3D 0000<text:tab/><text:tab/><text:tab/><text:s text:c="5"/>cmp AX, 0</text:p>
      <text:p text:style-name="P308"><text:s/>0056 <text:s/>7C 03<text:tab/><text:tab/><text:tab/><text:s text:c="5"/>jl n_case</text:p>
      <text:p text:style-name="P309"><text:s/>0058 <text:s/>EB 26 90<text:tab/><text:tab/><text:tab/><text:s text:c="5"/>jmp end_case</text:p>
      <text:p text:style-name="P310"><text:tab/><text:tab/><text:tab/><text:tab/></text:p>
      <text:p text:style-name="P311"><text:s/>005B<text:tab/><text:tab/><text:tab/><text:tab/><text:s/>n_case:</text:p>
      <text:p text:style-name="P312"><text:s/>005B <text:s/>F7 D8<text:tab/><text:tab/><text:tab/><text:s text:c="5"/>neg AX</text:p>
      <text:p text:style-name="P313"><text:s/>005D <text:s/>EB 21 90<text:tab/><text:tab/><text:tab/><text:s text:c="5"/>jmp end_case</text:p>
      <text:p text:style-name="P314"><text:tab/><text:tab/><text:tab/><text:tab/></text:p>
      <text:p text:style-name="P315"><text:s/>0060<text:tab/><text:tab/><text:tab/><text:tab/><text:s/>fst_case:</text:p>
      <text:p text:style-name="P316"><text:s/>0060 <text:s/>A1 0004 R<text:tab/><text:tab/><text:s text:c="5"/>mov AX, DS:i</text:p>
      <text:p text:style-name="P317"><text:s/>0063 <text:s/>D1 E0<text:tab/><text:tab/><text:tab/><text:s text:c="5"/>sal AX, 1</text:p>
      <text:p text:style-name="P318"><text:s/>0065 <text:s/>D1 E0<text:tab/><text:tab/><text:tab/><text:s text:c="5"/>sal AX, 1</text:p>
      <text:p text:style-name="P319"><text:s/>0067 <text:s/>B9 0007<text:tab/><text:tab/><text:tab/><text:s text:c="5"/>mov CX, 7</text:p>
      <text:p text:style-name="P320"><text:s/>006A <text:s/>2B C8<text:tab/><text:tab/><text:tab/><text:s text:c="5"/>sub CX, AX</text:p>
      <text:p text:style-name="P321"><text:s/>006C <text:s/>89 0E 0008 R<text:tab/><text:tab/><text:s text:c="5"/>mov DS:i1, CX</text:p>
      <text:p text:style-name="P322"><text:s/>0070 <text:s/>B9 0014<text:tab/><text:tab/><text:tab/><text:s text:c="5"/>mov CX, 20</text:p>
      <text:p text:style-name="P323"><text:s/>0073 <text:s/>2B C8<text:tab/><text:tab/><text:tab/><text:s text:c="5"/>sub CX, AX</text:p>
      <text:p text:style-name="P324"><text:s/>0075 <text:s/>89 0E 000A R<text:tab/><text:tab/><text:s text:c="5"/>mov DS:i2, CX</text:p>
      <text:p text:style-name="P325"><text:s/>0079 <text:s/>83 3E 0006 R 00<text:tab/><text:tab/><text:s text:c="5"/>cmp DS:k, 0</text:p>
      <text:p text:style-name="P326"><text:s/>007E <text:s/>74 CC<text:tab/><text:tab/><text:tab/><text:s text:c="5"/>jz thrd_case</text:p>
      <text:p text:style-name="P327"><text:tab/><text:tab/><text:tab/><text:tab/></text:p>
      <text:p text:style-name="P328"><text:s/>0080<text:tab/><text:tab/><text:tab/><text:tab/><text:s/>end_case:</text:p>
      <text:p text:style-name="P329"><text:s/>0080 <text:s/>A3 000C R<text:tab/><text:tab/><text:s text:c="5"/>mov DS:res, AX</text:p>
      <text:p text:style-name="P330"><text:s/>0083 <text:s/>CB<text:tab/><text:tab/><text:tab/><text:s text:c="5"/>ret</text:p>
      <text:p text:style-name="P331"><text:s/>0084<text:tab/><text:tab/><text:tab/><text:tab/>Main ENDP</text:p>
      <text:p text:style-name="P332"><text:s/>0084<text:tab/><text:tab/><text:tab/><text:tab/>CODE ENDS</text:p>
      <text:p text:style-name="P333"><text:tab/><text:tab/><text:tab/><text:tab/><text:s/>END Main</text:p>
      <text:p text:style-name="P334">__Microsoft (R) Macro Assembler Version 5.10 <text:s text:c="17"/>10/28/20 21:50:0</text:p>
      <text:p text:style-name="P335"><text:s text:c="61"/>Symbols-1</text:p>
      <text:p text:style-name="P336"/>
      <text:p text:style-name="P337"/>
      <text:p text:style-name="P338">Segments and Groups:</text:p>
      <text:p text:style-name="P339"/>
      <text:p text:style-name="P340"><text:s text:c="16"/>N a m e <text:s text:c="8"/><text:tab/>Length<text:tab/><text:s/>Align<text:tab/>Combine Class</text:p>
      <text:p text:style-name="P341"/>
      <text:p text:style-name="P342">ASTACK . . . . . . . . . . . . . <text:s/><text:tab/>0018<text:tab/>PARA<text:tab/>STACK<text:tab/></text:p>
      <text:p text:style-name="P343">CODE . . . . . . . . . . . . . . <text:s/><text:tab/>0084<text:tab/>PARA<text:tab/>NONE<text:tab/></text:p>
      <text:p text:style-name="P344">DATA . . . . . . . . . . . . . . <text:s/><text:tab/>000E<text:tab/>PARA<text:tab/>NONE<text:tab/></text:p>
      <text:p text:style-name="P345"/>
      <text:p text:style-name="P346">Symbols: <text:s text:c="11"/></text:p>
      <text:p text:style-name="P347"/>
      <text:p text:style-name="P348"><text:s text:c="16"/>N a m e <text:s text:c="8"/><text:tab/>Type<text:tab/><text:s/>Value<text:tab/><text:s/>Attr</text:p>
      <text:p text:style-name="P349"/>
      <text:p text:style-name="P350">A <text:s/>. . . . . . . . . . . . . . . <text:s/><text:tab/>L WORD<text:tab/>0000<text:tab/>DATA</text:p>
      <text:p text:style-name="P351"/>
      <text:p text:style-name="P352">B <text:s/>. . . . . . . . . . . . . . . <text:s/><text:tab/>L WORD<text:tab/>0002<text:tab/>DATA</text:p>
      <text:p text:style-name="P353"/>
      <text:p text:style-name="P354">END_CASE . . . . . . . . . . . . <text:s/><text:tab/>L NEAR<text:tab/>0080<text:tab/>CODE</text:p>
      <text:p text:style-name="P355"/>
      <text:p text:style-name="P356"><text:span text:style-name="T357">FST_CASE . . . . . . . . . . . . <text:s/></text:span><text:span text:style-name="T358"><text:tab/></text:span><text:span text:style-name="T359">L NEAR</text:span><text:span text:style-name="T360"><text:tab/>0060</text:span><text:span text:style-name="T361"><text:tab/>CODE</text:span></text:p>
      <text:p text:style-name="P362"/>
      <text:p text:style-name="P363">I <text:s/>. . . . . . . . . . . . . . . <text:s/><text:tab/>L WORD<text:tab/>0004<text:tab/>DATA</text:p>
      <text:p text:style-name="P364">I1 . . . . . . . . . . . . . . . <text:s/><text:tab/>L WORD<text:tab/>0008<text:tab/>DATA</text:p>
      <text:p text:style-name="P365">I2 . . . . . . . . . . . . . . . <text:s/><text:tab/>L WORD<text:tab/>000A<text:tab/>DATA</text:p>
      <text:p text:style-name="P366"/>
      <text:p text:style-name="P367">K <text:s/>. . . . . . . . . . . . . . . <text:s/><text:tab/>L WORD<text:tab/>0006<text:tab/>DATA</text:p>
      <text:p text:style-name="P368"/>
      <text:p text:style-name="P369">MAIN . . . . . . . . . . . . . . <text:s/><text:tab/>F PROC<text:tab/>0000<text:tab/>CODE<text:tab/>Length = 0084</text:p>
      <text:p text:style-name="P370">MIN_CASE . . . . . . . . . . . . <text:s/><text:tab/>L NEAR<text:tab/>0047<text:tab/>CODE</text:p>
      <text:p text:style-name="P371"/>
      <text:p text:style-name="P372">N_CASE . . . . . . . . . . . . . <text:s/><text:tab/>L NEAR<text:tab/>005B<text:tab/>CODE</text:p>
      <text:p text:style-name="P373"/>
      <text:p text:style-name="P374">RES <text:s/>. . . . . . . . . . . . . . <text:s/><text:tab/>L WORD<text:tab/>000C<text:tab/>DATA</text:p>
      <text:p text:style-name="P375"/>
      <text:soft-page-break/>
      <text:p text:style-name="P376">THRD_CASE <text:s/>. . . . . . . . . . . <text:s/><text:tab/>L NEAR<text:tab/>004C<text:tab/>CODE</text:p>
      <text:p text:style-name="P377"/>
      <text:p text:style-name="P378">@CPU . . . . . . . . . . . . . . <text:s/><text:tab/>TEXT <text:s/>0101h<text:tab/><text:tab/></text:p>
      <text:p text:style-name="P379">@FILENAME <text:s/>. . . . . . . . . . . <text:s/><text:tab/>TEXT <text:s/>LR<text:tab/><text:tab/></text:p>
      <text:p text:style-name="P380">@VERSION . . . . . . . . . . . . <text:s/><text:tab/>TEXT <text:s/>510<text:tab/><text:tab/></text:p>
      <text:p text:style-name="P381"/>
      <text:p text:style-name="P382"/>
      <text:p text:style-name="P383"><text:s text:c="5"/>79 Source <text:s/>Lines</text:p>
      <text:p text:style-name="P384"><text:s text:c="5"/>79 Total <text:s text:c="2"/>Lines</text:p>
      <text:p text:style-name="P385"><text:s text:c="5"/>21 Symbols</text:p>
      <text:p text:style-name="P386"/>
      <text:p text:style-name="P387"><text:s text:c="2"/>47992 + 461315 Bytes symbol space free</text:p>
      <text:p text:style-name="P388"/>
      <text:p text:style-name="P389"><text:s text:c="6"/>0 Warning Errors</text:p>
      <text:p text:style-name="P390"><text:s text:c="6"/>0 Severe <text:s/>Errors</text:p>
      <text:p text:style-name="P391"><text:span text:style-name="T392">Текст</text:span><text:span text:style-name="T393"><text:s/></text:span><text:span text:style-name="T394">файла</text:span><text:span text:style-name="T395"><text:s/>LR</text:span><text:span text:style-name="T396">.ASM</text:span></text:p>
      <text:p text:style-name="P397">AStack SEGMENT STACK</text:p>
      <text:p text:style-name="P398"><text:span text:style-name="T399"><text:s/></text:span><text:span text:style-name="T400">DW 12 DUP(?)</text:span></text:p>
      <text:p text:style-name="P401">AStack ENDS</text:p>
      <text:p text:style-name="P402">; Данные программы</text:p>
      <text:p text:style-name="P403">DATA SEGMENT</text:p>
      <text:p text:style-name="P404">a <text:s/>DW -5</text:p>
      <text:p text:style-name="P405">b <text:s/>DW -4</text:p>
      <text:p text:style-name="P406">i <text:s/>DW -3</text:p>
      <text:p text:style-name="P407">k <text:s/>DW -1<text:s/></text:p>
      <text:p text:style-name="P408">i1 <text:s/>DW 0</text:p>
      <text:p text:style-name="P409">i2 DW 0</text:p>
      <text:p text:style-name="P410">res DW 0</text:p>
      <text:p text:style-name="P411">DATA ENDS</text:p>
      <text:p text:style-name="P412"><text:span text:style-name="T413">;<text:s/></text:span><text:span text:style-name="T414">Код</text:span><text:span text:style-name="T415"><text:s/></text:span><text:span text:style-name="T416">программы</text:span></text:p>
      <text:p text:style-name="P417">CODE SEGMENT</text:p>
      <text:p text:style-name="P418"><text:s/>ASSUME CS:CODE, DS:DATA, SS:AStack</text:p>
      <text:p text:style-name="P419"><text:span text:style-name="T420">;<text:s/></text:span><text:span text:style-name="T421">Головная</text:span><text:span text:style-name="T422"><text:s/></text:span><text:span text:style-name="T423">процедура</text:span></text:p>
      <text:p text:style-name="P424">Main PROC FAR</text:p>
      <text:p text:style-name="P425"><text:s/>push DS</text:p>
      <text:p text:style-name="P426"><text:s/>sub AX,AX</text:p>
      <text:p text:style-name="P427"><text:s/>push AX</text:p>
      <text:p text:style-name="P428"><text:s/>mov AX, DATA</text:p>
      <text:p text:style-name="P429"><text:s/>mov DS, AX</text:p>
      <text:p text:style-name="P430"><text:s/>mov CX, DS:a</text:p>
      <text:p text:style-name="P431"><text:s/>mov DX, DS:b</text:p>
      <text:p text:style-name="P432"><text:s/>cmp CX, DX</text:p>
      <text:p text:style-name="P433"><text:s/>jg fst_case</text:p>
      <text:p text:style-name="P434"><text:s/>mov AX, DS:i</text:p>
      <text:p text:style-name="P435"><text:s/>sal AX, 1</text:p>
      <text:p text:style-name="P436"><text:s/>sal AX, 1</text:p>
      <text:p text:style-name="P437"><text:s/>add AX, DS:i</text:p>
      <text:p text:style-name="P438"><text:s/>add AX, DS:i</text:p>
      <text:p text:style-name="P439"><text:s/>mov CX, 8</text:p>
      <text:p text:style-name="P440"><text:s/>sub CX, AX</text:p>
      <text:p text:style-name="P441"><text:s/>mov DS:i1, CX</text:p>
      <text:p text:style-name="P442"><text:s/>sub AX, 6</text:p>
      <text:p text:style-name="P443"><text:s/>neg AX</text:p>
      <text:p text:style-name="P444"><text:s/>mov DS:i2, AX</text:p>
      <text:p text:style-name="P445"><text:s/>cmp DS:k, 0</text:p>
      <text:p text:style-name="P446"><text:s/>jz thrd_case</text:p>
      <text:p text:style-name="P447"><text:s/>mov CX, DS:i1</text:p>
      <text:p text:style-name="P448"><text:s/>cmp CX, AX</text:p>
      <text:p text:style-name="P449"><text:s/>jl min_case</text:p>
      <text:p text:style-name="P450"><text:s/>jmp end_case</text:p>
      <text:p text:style-name="P451"/>
      <text:p text:style-name="P452"><text:s/>min_case:</text:p>
      <text:p text:style-name="P453"><text:s text:c="5"/>mov AX, CX</text:p>
      <text:p text:style-name="P454"><text:s text:c="5"/>jmp end_case</text:p>
      <text:p text:style-name="P455"/>
      <text:p text:style-name="P456"><text:s/>thrd_case:</text:p>
      <text:p text:style-name="P457"><text:s text:c="5"/>mov AX, DS:i1</text:p>
      <text:p text:style-name="P458"><text:s text:c="5"/>add AX, DS:i2</text:p>
      <text:p text:style-name="P459"><text:s text:c="5"/>cmp AX, 0</text:p>
      <text:p text:style-name="P460"><text:s text:c="5"/>jl n_case</text:p>
      <text:p text:style-name="P461"><text:s text:c="5"/>jmp end_case</text:p>
      <text:p text:style-name="P462"/>
      <text:p text:style-name="P463"><text:s/>n_case:</text:p>
      <text:p text:style-name="P464"><text:s text:c="5"/>neg AX</text:p>
      <text:p text:style-name="P465"><text:s text:c="5"/>jmp end_case</text:p>
      <text:p text:style-name="P466"/>
      <text:p text:style-name="P467"><text:s/>fst_case:</text:p>
      <text:p text:style-name="P468"><text:s text:c="5"/>mov AX, DS:i</text:p>
      <text:p text:style-name="P469"><text:s text:c="5"/>sal AX, 1</text:p>
      <text:p text:style-name="P470"><text:s text:c="5"/>sal AX, 1</text:p>
      <text:p text:style-name="P471"><text:s text:c="5"/>mov CX, 7</text:p>
      <text:p text:style-name="P472"><text:s text:c="5"/>sub CX, AX</text:p>
      <text:p text:style-name="P473"><text:s text:c="5"/>mov DS:i1, CX</text:p>
      <text:p text:style-name="P474"><text:s text:c="5"/>mov CX, 20</text:p>
      <text:p text:style-name="P475"><text:s text:c="5"/>sub CX, AX</text:p>
      <text:p text:style-name="P476"><text:s text:c="5"/>mov DS:i2, CX</text:p>
      <text:p text:style-name="P477"><text:s text:c="5"/>cmp DS:k, 0</text:p>
      <text:p text:style-name="P478"><text:s text:c="5"/>jz thrd_case</text:p>
      <text:p text:style-name="P479"/>
      <text:p text:style-name="P480"><text:s/>end_case:</text:p>
      <text:p text:style-name="P481"><text:s text:c="5"/>mov DS:res, AX</text:p>
      <text:p text:style-name="P482"><text:span text:style-name="T483"><text:s text:c="5"/></text:span><text:span text:style-name="T484">ret</text:span></text:p>
      <text:p text:style-name="P485">Main ENDP</text:p>
      <text:p text:style-name="P486">CODE ENDS</text:p>
      <text:p text:style-name="P487"><text:span text:style-name="T488"><text:s/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 fo:line-height="103%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line-height="103%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0-28T19:32:00Z</dc:date>
    <meta:print-date>2019-09-18T23:43:00Z</meta:print-date>
    <meta:template xlink:href="Normal" xlink:type="simple"/>
    <meta:editing-cycles>13</meta:editing-cycles>
    <meta:editing-duration>PT1950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5" meta:word-count="1167" meta:character-count="7809" meta:row-count="55" meta:non-whitespace-character-count="6657"/>
  </office:meta>
</office:document-meta>
</file>